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06EA6AAA333EE48527A.png" manifest:media-type="image/png"/>
  <manifest:file-entry manifest:full-path="Pictures/10000201000001930000006E56281358A1555897.png" manifest:media-type="image/png"/>
  <manifest:file-entry manifest:full-path="Pictures/10000201000006CF000001F809F64469341B68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맑은 고딕" svg:font-family="'맑은 고딕'"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padding="0in" fo:border="none"/>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fo:font-style="italic" fo:font-weight="bold" style:font-size-asian="12pt" style:font-style-asian="italic" style:font-weight-asian="bold" style:font-size-complex="12pt"/>
    </style:style>
    <style:style style:name="P5" style:family="paragraph" style:parent-style-name="Standard">
      <style:paragraph-properties fo:margin-left="0.5in" fo:margin-right="0in" fo:text-indent="0in" style:auto-text-indent="false"/>
      <style:text-properties fo:font-size="12pt" style:font-size-asian="12pt" style:font-size-complex="12pt"/>
    </style:style>
    <style:style style:name="P6" style:family="paragraph" style:parent-style-name="Standard">
      <style:paragraph-properties fo:margin-left="0.5in" fo:margin-right="0in" fo:text-indent="0in" style:auto-text-indent="false"/>
      <style:text-properties fo:font-size="12pt" officeooo:paragraph-rsid="000ca1a4" style:font-size-asian="12pt" style:font-size-complex="12pt"/>
    </style:style>
    <style:style style:name="P7" style:family="paragraph" style:parent-style-name="Standard">
      <style:paragraph-properties fo:margin-left="0.5in" fo:margin-right="0in" fo:text-indent="0in" style:auto-text-indent="false"/>
      <style:text-properties fo:font-size="12pt" fo:font-style="normal" officeooo:rsid="000da48f" officeooo:paragraph-rsid="000da48f" style:font-size-asian="12pt" style:font-style-asian="normal" style:font-size-complex="12pt" style:font-style-complex="normal"/>
    </style:style>
    <style:style style:name="P8" style:family="paragraph" style:parent-style-name="Standard">
      <style:paragraph-properties fo:margin-left="0.5in" fo:margin-right="0in" fo:text-indent="0in" style:auto-text-indent="false"/>
      <style:text-properties fo:font-size="12pt" fo:font-style="normal" officeooo:rsid="000c6461" officeooo:paragraph-rsid="000c6461" style:font-size-asian="12pt" style:font-style-asian="normal" style:font-size-complex="12pt" style:font-style-complex="normal"/>
    </style:style>
    <style:style style:name="P9" style:family="paragraph" style:parent-style-name="Standard">
      <style:paragraph-properties fo:margin-left="0.5in" fo:margin-right="0in" fo:text-indent="0in" style:auto-text-indent="false"/>
      <style:text-properties fo:font-size="12pt" fo:font-style="normal" officeooo:rsid="000ca1a4" officeooo:paragraph-rsid="000ca1a4" style:font-size-asian="12pt" style:font-style-asian="normal" style:font-size-complex="12pt" style:font-style-complex="normal"/>
    </style:style>
    <style:style style:name="P10" style:family="paragraph" style:parent-style-name="Standard">
      <style:paragraph-properties fo:margin-left="0.5in" fo:margin-right="0in" fo:text-indent="0in" style:auto-text-indent="false"/>
      <style:text-properties fo:font-size="12pt" fo:font-style="normal" officeooo:rsid="000dae99" officeooo:paragraph-rsid="000dae99" style:font-size-asian="12pt" style:font-style-asian="normal" style:font-size-complex="12pt" style:font-style-complex="normal"/>
    </style:style>
    <style:style style:name="P11" style:family="paragraph" style:parent-style-name="Standard">
      <style:paragraph-properties fo:margin-left="0.5in" fo:margin-right="0in" fo:text-indent="0in" style:auto-text-indent="false"/>
      <style:text-properties fo:font-size="12pt" fo:font-style="normal" officeooo:rsid="000f301a" officeooo:paragraph-rsid="000f301a" style:font-size-asian="12pt" style:font-style-asian="normal" style:font-size-complex="12pt" style:font-style-complex="normal"/>
    </style:style>
    <style:style style:name="P12" style:family="paragraph" style:parent-style-name="Standard">
      <style:paragraph-properties fo:margin-left="0.5in" fo:margin-right="0in" fo:text-indent="0in" style:auto-text-indent="false"/>
      <style:text-properties fo:font-size="12pt" fo:font-style="normal" officeooo:rsid="00111a6d" officeooo:paragraph-rsid="00111a6d" style:font-size-asian="12pt" style:font-style-asian="normal" style:font-size-complex="12pt" style:font-style-complex="normal"/>
    </style:style>
    <style:style style:name="P13" style:family="paragraph" style:parent-style-name="Standard">
      <style:paragraph-properties fo:margin-left="0.5in" fo:margin-right="0in" fo:text-indent="0in" style:auto-text-indent="false"/>
      <style:text-properties fo:font-size="12pt" fo:font-style="normal" officeooo:rsid="0012d69f" officeooo:paragraph-rsid="0012d69f" style:font-size-asian="12pt" style:font-style-asian="normal" style:font-size-complex="12pt" style:font-style-complex="normal"/>
    </style:style>
    <style:style style:name="P14" style:family="paragraph" style:parent-style-name="Standard">
      <style:paragraph-properties fo:margin-left="0.5in" fo:margin-right="0in" fo:text-indent="0in" style:auto-text-indent="false"/>
      <style:text-properties fo:font-size="12pt" fo:font-style="normal" style:text-underline-style="none" officeooo:rsid="00129c45" officeooo:paragraph-rsid="00129c45" style:font-size-asian="12pt" style:font-style-asian="normal" style:font-size-complex="12pt" style:font-style-complex="normal"/>
    </style:style>
    <style:style style:name="P15" style:family="paragraph" style:parent-style-name="Standard">
      <style:paragraph-properties fo:margin-left="0.5in" fo:margin-right="0in" fo:text-indent="0in" style:auto-text-indent="false"/>
      <style:text-properties fo:font-size="12pt" fo:font-style="italic" officeooo:rsid="000c6461" officeooo:paragraph-rsid="000c6461" style:font-size-asian="12pt" style:font-style-asian="italic" style:font-size-complex="12pt"/>
    </style:style>
    <style:style style:name="P16"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style>
    <style:style style:name="P17" style:family="paragraph" style:parent-style-name="Standard" style:list-style-name="WWNum1">
      <style:text-properties fo:font-size="12pt" fo:font-weight="bold" style:font-size-asian="12pt" style:font-weight-asian="bold" style:font-size-complex="12pt"/>
    </style:style>
    <style:style style:name="P18" style:family="paragraph" style:parent-style-name="Standard" style:list-style-name="WWNum1">
      <style:text-properties fo:font-size="12pt" fo:font-weight="bold" officeooo:paragraph-rsid="000f301a" style:font-size-asian="12pt" style:font-weight-asian="bold" style:font-size-complex="12pt"/>
    </style:style>
    <style:style style:name="P19" style:family="paragraph" style:parent-style-name="Standard">
      <style:paragraph-properties fo:margin-left="0.5in" fo:margin-right="0in" fo:text-indent="0in" style:auto-text-indent="false"/>
      <style:text-properties fo:font-size="12pt" fo:font-style="italic" officeooo:rsid="00111a6d" officeooo:paragraph-rsid="00111a6d" style:font-size-asian="12pt" style:font-style-asian="italic" style:font-size-complex="12pt" style:font-style-complex="italic"/>
    </style:style>
    <style:style style:name="P20" style:family="paragraph" style:parent-style-name="Standard">
      <style:paragraph-properties fo:margin-left="0.5in" fo:margin-right="0in" fo:text-indent="0in" style:auto-text-indent="false"/>
      <style:text-properties fo:font-size="12pt" fo:font-style="italic" officeooo:rsid="00129c45" officeooo:paragraph-rsid="00129c45" style:font-size-asian="12pt" style:font-style-asian="italic" style:font-size-complex="12pt"/>
    </style:style>
    <style:style style:name="T1" style:family="text">
      <style:text-properties fo:font-style="italic" style:font-style-asian="italic" style:font-style-complex="italic"/>
    </style:style>
    <style:style style:name="T2" style:family="text">
      <style:text-properties officeooo:rsid="000c68d7"/>
    </style:style>
    <style:style style:name="T3" style:family="text">
      <style:text-properties style:font-name="Times New Roman" fo:font-style="normal" officeooo:rsid="000ca1a4" style:font-name-asian="Batang" style:language-asian="en" style:country-asian="US" style:font-style-asian="normal" style:font-name-complex="Times New Roman1" style:font-style-complex="normal"/>
    </style:style>
    <style:style style:name="T4" style:family="text">
      <style:text-properties style:font-name="Times New Roman" fo:font-style="normal" style:text-underline-style="none" officeooo:rsid="000ca1a4" style:font-name-asian="Batang" style:language-asian="en" style:country-asian="US" style:font-style-asian="normal" style:font-name-complex="Times New Roman1" style:font-style-complex="normal"/>
    </style:style>
    <style:style style:name="T5" style:family="text">
      <style:text-properties fo:font-style="normal" officeooo:rsid="000ca1a4" style:font-style-asian="normal" style:font-style-complex="normal"/>
    </style:style>
    <style:style style:name="T6" style:family="text">
      <style:text-properties officeooo:rsid="000dae99"/>
    </style:style>
    <style:style style:name="T7" style:family="text">
      <style:text-properties officeooo:rsid="00111a6d"/>
    </style:style>
    <style:style style:name="T8" style:family="text">
      <style:text-properties officeooo:rsid="00163a77"/>
    </style:style>
    <style:style style:name="T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 text:c="23"/>CS323 Assignment Documentation<text:bookmark text:name="_GoBack"/></text:p>
      <text:p text:style-name="P4"/>
      <text:p text:style-name="P3"/>
      <text:list xml:id="list8604161431651732288" text:style-name="WWNum1">
        <text:list-item>
          <text:p text:style-name="P17">Problem Statement</text:p>
        </text:list-item>
      </text:list>
      <text:p text:style-name="P8">Write a lexical analyzer <text:span text:style-name="T2">for the Rat16F language </text:span>using a FSM for identifier integer and real.</text:p>
      <text:p text:style-name="P15"/>
      <text:list xml:id="list104521929810081" text:continue-numbering="true" text:style-name="WWNum1">
        <text:list-item>
          <text:p text:style-name="P17">How to use your program </text:p>
        </text:list-item>
      </text:list>
      <text:p text:style-name="P12">Lexerfy is the name of the executable file. In order to run a lexical analysis on a Rat16F file provide the file name as an argument in the command line when running Lexerfy. Proper format follows:</text:p>
      <text:p text:style-name="P13"/>
      <text:p text:style-name="P12">./Lexerfy <text:span text:style-name="T1">yourfile.txt</text:span></text:p>
      <text:p text:style-name="P19"/>
      <text:p text:style-name="P12">After execution Lexerfy will create a new file <text:span text:style-name="T8">in current directory </text:span>will all the results, <text:span text:style-name="T8">the file will be labeled</text:span>:</text:p>
      <text:p text:style-name="P12"/>
      <text:p text:style-name="P12">lexer_<text:span text:style-name="T1">yourfile.txt</text:span></text:p>
      <text:p text:style-name="P19"/>
      <text:p text:style-name="P12">The file will then contain a small header on the first two lines identifying which column<text:span text:style-name="T8">s</text:span> are the tokens and lexemes.</text:p>
      <text:p text:style-name="P5"/>
      <text:list xml:id="list104523200918950" text:continue-numbering="true" text:style-name="WWNum1">
        <text:list-item>
          <text:p text:style-name="P17">Design of your program</text:p>
        </text:list-item>
      </text:list>
      <text:p text:style-name="P9">I chose to write my program in c++ for its versatility and high programmer control. <text:span text:style-name="T7">Most data types are string for ease of comparison. I create header files for each different type of possible lexeme and connected them all to the lexer.h header file, which is then connected to main.cpp. The program was designed with the ability to add extra keywords, operators, and seperators.</text:span></text:p>
      <text:p text:style-name="P9"/>
      <text:p text:style-name="P9">Regular Expressions for Tokens:</text:p>
      <text:p text:style-name="P9">Identifier: l(l|_|d)*(l|d)|l</text:p>
      <text:p text:style-name="P6"><text:span text:style-name="T5"><text:tab/>An identifier is defined as </text:span><text:span text:style-name="T3">is a sequence of letters, digits and “_”. The first character must be a letter and the last character </text:span><text:span text:style-name="T4">cannot</text:span><text:span text:style-name="T3"> be a “_”. Upper and lower cases are different. </text:span></text:p>
      <text:p text:style-name="P7">Identifier’<text:span text:style-name="T6">s </text:span>NFSM:</text:p>
      <text:p text:style-name="P7"><draw:frame draw:style-name="fr2" draw:name="Image1" text:anchor-type="paragraph" svg:width="6.9874in" svg:height="2.0201in" draw:z-index="2"><draw:image xlink:href="Pictures/10000201000006CF000001F809F64469341B686B.png" xlink:type="simple" xlink:show="embed" xlink:actuate="onLoad"/></draw:frame></text:p>
      <text:p text:style-name="P10"><text:soft-page-break/></text:p>
      <text:p text:style-name="P10"/>
      <text:p text:style-name="P10">Integer: d+</text:p>
      <text:p text:style-name="P11">An integer is defined as an unsigned decimal integer i.e., a sequence of decimal digits.</text:p>
      <text:p text:style-name="P10"><draw:frame draw:style-name="fr3" draw:name="Image2" text:anchor-type="paragraph" svg:width="2.3354in" svg:height="0.6382in" draw:z-index="3"><draw:image xlink:href="Pictures/10000201000001930000006E56281358A1555897.png" xlink:type="simple" xlink:show="embed" xlink:actuate="onLoad"/></draw:frame></text:p>
      <text:p text:style-name="P10"/>
      <text:p text:style-name="P10"/>
      <text:p text:style-name="P10"/>
      <text:p text:style-name="P10">Real: d+.d+</text:p>
      <text:p text:style-name="P11">A real is defined as an integer followed by “.” and integer, e.g. 123.00.</text:p>
      <text:p text:style-name="P11"><draw:frame draw:style-name="fr3" draw:name="Image3" text:anchor-type="paragraph" svg:width="4.0543in" svg:height="0.6165in" draw:z-index="4"><draw:image xlink:href="Pictures/10000201000002D30000006EA6AAA333EE48527A.png" xlink:type="simple" xlink:show="embed" xlink:actuate="onLoad"/></draw:frame></text:p>
      <text:p text:style-name="P5"/>
      <text:p text:style-name="P5"/>
      <text:p text:style-name="P5"/>
      <text:list xml:id="list104521430937115" text:continue-numbering="true" text:style-name="WWNum1">
        <text:list-item>
          <text:p text:style-name="P18">Any Limitation</text:p>
        </text:list-item>
      </text:list>
      <text:p text:style-name="P14">Operators and Separators can only be two characters long.</text:p>
      <text:p text:style-name="P5"/>
      <text:list xml:id="list104521725196367" text:continue-numbering="true" text:style-name="WWNum1">
        <text:list-item>
          <text:p text:style-name="P17">Any shortcomings</text:p>
        </text:list-item>
      </text:list>
      <text:p text:style-name="P20">None</text:p>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맑은 고딕" style:font-size-asian="11pt" style:language-asian="ko" style:country-asian="K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맑은 고딕" style:font-size-asian="11pt" style:language-asian="ko" style:country-asian="K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Batang" style:font-family-asian="Batang"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Batang" style:font-family-asian="Batang"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Batang" style:font-family-asian="Batang"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draw:frame draw:style-name="Mfr1" draw:name="Frame1" text:anchor-type="paragraph" svg:y="0.0008in" draw:z-index="1"><draw:text-box fo:min-height="0.0161in" fo:min-width="0.0161in"><text:p text:style-name="MP1"><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7</meta:editing-cycles>
    <meta:print-date>2015-09-02T18:10:00</meta:print-date>
    <meta:creation-date>2011-08-31T17:37:00</meta:creation-date>
    <dc:date>2016-10-01T10:45:21.008257153</dc:date>
    <meta:editing-duration>PT15H3M</meta:editing-duration>
    <meta:generator>LibreOffice/5.1.4.2$Linux_X86_64 LibreOffice_project/10m0$Build-2</meta:generator>
    <meta:document-statistic meta:table-count="0" meta:image-count="3" meta:object-count="0" meta:page-count="2" meta:paragraph-count="24" meta:word-count="269" meta:character-count="1605" meta:non-whitespace-character-count="1339"/>
    <meta:user-defined meta:name="AppVersion">15.0000</meta:user-defined>
    <meta:user-defined meta:name="Company">Sony Electronic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